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00000006AA54ED6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ResizeAllImage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1" svg:font-family="'Courier New'"/>
    <style:font-face style:name="Courier New2" svg:font-family="'Courier New', Courier, monospace"/>
    <style:font-face style:name="Georgia2" svg:font-family="Georgia"/>
    <style:font-face style:name="Georgia3" svg:font-family="Georgia, 'Times New Roman', Times, serif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Georgia" svg:font-family="Georgia" style:font-adornments="Negreta" style:font-family-generic="roman" style:font-pitch="variable"/>
    <style:font-face style:name="Georgia1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Cursiva" style:font-family-generic="swiss" style:font-pitch="variable"/>
    <style:font-face style:name="Verdana2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cccccc"/>
    </style:style>
    <style:style style:name="P2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6.828cm" style:type="right"/>
          <style:tab-stop style:position="17cm" style:type="right"/>
        </style:tab-stops>
      </style:paragraph-properties>
    </style:style>
    <style:style style:name="P3" style:family="paragraph" style:parent-style-name="Footer">
      <style:paragraph-properties fo:text-align="end" style:justify-single-word="false">
        <style:tab-stops>
          <style:tab-stop style:position="8.5cm" style:type="center"/>
          <style:tab-stop style:position="16.828cm" style:type="right"/>
          <style:tab-stop style:position="17cm" style:type="right"/>
        </style:tab-stops>
      </style:paragraph-properties>
      <style:text-properties fo:color="#cccccc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Standard">
      <style:paragraph-properties fo:break-before="page"/>
    </style:style>
    <style:style style:name="P6" style:family="paragraph" style:parent-style-name="Contents_20_Heading">
      <style:paragraph-properties fo:break-before="page"/>
    </style:style>
    <style:style style:name="T1" style:family="text">
      <style:text-properties fo:color="#ccccc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fik26" text:anchor-type="paragraph" svg:y="0.191cm" svg:width="15.355cm" svg:height="2.992cm" draw:z-index="0"><draw:image xlink:href="Pictures/10000000000002200000006AA54ED67A.png" xlink:type="simple" xlink:show="embed" xlink:actuate="onLoad"/></draw:frame></text:p>
      <text:p text:style-name="Standard"/>
      <text:p text:style-name="Standard"/>
      <text:p text:style-name="Standard"/>
      <text:p text:style-name="Text_20_body"/>
      <text:p text:style-name="Text_20_body"/>
      <text:p text:style-name="Text_20_body"/>
      <text:p text:style-name="Text_20_body"/>
      <text:p text:style-name="Title">Benutzerhandbuch</text:p>
      <text:p text:style-name="Subtitle">Version x.x - <text:date style:data-style-name="N36" text:date-value="2011-05-19T18:17:32" text:fixed="true">19.05.2011</text:date> - Fakturama v x.x</text:p>
      <text:p text:style-name="Text_20_body"/>
      <text:p text:style-name="Text_20_body"/>
      <text:table-of-content text:style-name="Sect1" text:protected="true" text:name="Inhaltsverzeichnis1">
        <text:table-of-content-source text:outline-level="2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P6">Inhaltsverzeichnis</text:p>
          </text:index-title>
        </text:index-body>
      </text:table-of-content>
      <text:p text:style-name="Standard"/>
      <text:p text:style-name="P5">…..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1" svg:font-family="'Courier New'"/>
    <style:font-face style:name="Courier New2" svg:font-family="'Courier New', Courier, monospace"/>
    <style:font-face style:name="Georgia2" svg:font-family="Georgia"/>
    <style:font-face style:name="Georgia3" svg:font-family="Georgia, 'Times New Roman', Times, serif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Georgia" svg:font-family="Georgia" style:font-adornments="Negreta" style:font-family-generic="roman" style:font-pitch="variable"/>
    <style:font-face style:name="Georgia1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Cursiva" style:font-family-generic="swiss" style:font-pitch="variable"/>
    <style:font-face style:name="Verdana2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.42cm" fo:margin-bottom="1.499cm" fo:text-indent="-0.76cm" style:auto-text-indent="false" style:page-number="auto" fo:break-before="page" fo:padding-left="0.049cm" fo:padding-right="0.049cm" fo:padding-top="0.049cm" fo:padding-bottom="0.131cm" fo:border-left="none" fo:border-right="none" fo:border-top="none" fo:border-bottom="0.035cm solid #cccccc" style:shadow="none">
        <style:tab-stops/>
      </style:paragraph-properties>
      <style:text-properties style:font-name="Georgia" fo:font-size="24pt" fo:font-weight="normal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Georgia1" fo:font-size="24pt" fo:font-style="normal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fo:background-color="transparent">
        <style:background-image/>
      </style:paragraph-properties>
      <style:text-properties style:font-name="Verdana1" fo:font-size="10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left="0cm" fo:margin-right="0cm" fo:margin-top="0.794cm" fo:margin-bottom="0.499cm" fo:text-align="start" style:justify-single-word="false" fo:text-indent="0cm" style:auto-text-indent="false" style:page-number="auto" fo:break-before="page" fo:padding-left="0cm" fo:padding-right="0cm" fo:padding-top="0cm" fo:padding-bottom="0.131cm" fo:border-left="none" fo:border-right="none" fo:border-top="none" fo:border-bottom="0.002cm solid #cccccc" style:shadow="none"/>
      <style:text-properties fo:color="#222222" style:font-name="Georgia1" fo:font-size="18pt" fo:font-weight="normal" style:font-name-asian="Georgia3" style:font-size-asian="18pt" style:font-weight-asian="normal" style:font-name-complex="Georgia3" style:font-size-complex="18pt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1.058cm" fo:margin-bottom="0.499cm" fo:text-align="start" style:justify-single-word="false" fo:padding-left="0cm" fo:padding-right="0cm" fo:padding-top="0cm" fo:padding-bottom="0.079cm" fo:border-left="none" fo:border-right="none" fo:border-top="none" fo:border-bottom="0.002cm solid #cccccc" style:shadow="none"/>
      <style:text-properties fo:color="#445588" style:font-name="Georgia1" fo:font-size="16pt" fo:font-weight="normal" style:font-name-asian="Georgia3" style:font-size-asian="16pt" style:font-weight-asian="normal" style:font-name-complex="Georgia3" style:font-size-complex="16pt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padding="0cm" fo:border="none"/>
      <style:text-properties fo:color="#000000" style:font-name="Verdana2" fo:font-size="10.5pt" fo:font-weight="bold" style:font-name-asian="DejaVu Sans" style:font-size-asian="10.5pt" style:font-weight-asian="bold" style:font-name-complex="DejaVu Sans" style:font-size-complex="10.5pt" style:font-weight-complex="bold"/>
    </style:style>
    <style:style style:name="Textkörper.code" style:family="paragraph" style:parent-style-name="Text_20_body">
      <style:paragraph-properties fo:margin-left="0.265cm" fo:margin-right="0cm" fo:text-indent="0cm" style:auto-text-indent="false" fo:background-color="#f0f4f8" fo:padding="0.049cm" fo:border="0.002cm solid #888888">
        <style:background-image/>
      </style:paragraph-properties>
      <style:text-properties fo:color="#000000" style:font-name="Courier New" fo:font-weight="normal" style:font-name-asian="Courier New2" style:font-size-asian="10.5pt" style:font-weight-asian="normal" style:font-name-complex="Courier New2" style:font-weight-complex="normal"/>
    </style:style>
    <style:style style:name="Textkörper.documenttext" style:family="paragraph" style:parent-style-name="Text_20_body">
      <style:paragraph-properties fo:margin-left="0.265cm" fo:margin-right="0cm" fo:text-indent="0cm" style:auto-text-indent="false" fo:background-color="#f0f4f8" fo:padding="0.049cm" fo:border="0.002cm solid #888888">
        <style:background-image/>
      </style:paragraph-properties>
      <style:text-properties fo:color="#000000" style:font-name="Georgia1" fo:font-size="12.6499996185303pt" fo:font-weight="normal" style:font-name-asian="Georgia3" style:font-size-asian="12.6499996185303pt" style:font-weight-asian="normal" style:font-name-complex="Georgia3" style:font-size-complex="12.6499996185303pt" style:font-weight-complex="normal"/>
    </style:style>
    <style:style style:name="Contents_20_Heading" style:display-name="Contents Heading" style:family="paragraph" style:parent-style-name="Heading_20_1" style:next-style-name="Contents_20_1" style:default-outline-level="" style:list-style-name="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style:font-name="Georgia" fo:font-size="24pt" fo:font-weight="normal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style:shadow="none"/>
      <style:text-properties style:font-name="Verdana2" fo:font-size="12pt" fo:font-weight="normal" style:font-name-asian="DejaVu Sans" style:font-size-asian="7pt" style:font-weight-asian="bold" style:font-name-complex="DejaVu Sans" style:font-size-complex="7pt" style:font-weight-complex="bold"/>
    </style:style>
    <style:style style:name="Footer" style:family="paragraph" style:parent-style-name="Standard" style:class="extra" style:master-page-name="">
      <style:paragraph-properties fo:margin-top="0cm" fo:margin-bottom="0cm" style:page-number="auto" fo:background-color="transparent" fo:padding="0.499cm" fo:border-left="none" fo:border-right="none" fo:border-top="0.035cm solid #cccccc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Georgia1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cm" style:type="right" style:leader-style="dotted" style:leader-text="."/>
        </style:tab-stops>
      </style:paragraph-properties>
      <style:text-properties style:font-name="Georgia" fo:font-size="18pt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Georgia1" fo:font-size="14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Textkörper.license" style:family="paragraph" style:parent-style-name="Text_20_body">
      <style:text-properties style:font-name="Georgia2" fo:font-size="9pt" style:font-name-asian="Georgia2" style:font-size-asian="9pt" style:font-name-complex="Georgia2" style:font-size-complex="9pt"/>
    </style:style>
    <style:style style:name="Textkörper.licenselist" style:family="paragraph" style:parent-style-name="Text_20_body">
      <style:paragraph-properties fo:margin-left="0.529cm" fo:margin-right="0cm" fo:text-indent="0cm" style:auto-text-indent="false"/>
      <style:text-properties style:font-name="Georgia2" fo:font-size="9pt" style:font-name-asian="Georgia2" style:font-size-asian="9pt" style:font-name-complex="Georgia2" style:font-size-complex="9pt"/>
    </style:style>
    <style:style style:name="Header" style:family="paragraph" style:parent-style-name="Standard" style:class="extra" style:master-page-name="">
      <style:paragraph-properties style:page-number="auto" fo:background-color="transparent" fo:padding="0.3cm" fo:border-left="none" fo:border-right="none" fo:border-top="none" fo:border-bottom="0.035cm solid #cccccc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use-window-font-color="true" style:font-name="Georgia1" fo:font-size="18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font-name="Verdana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cccccc"/>
    </style:style>
    <style:style style:name="MP2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6.828cm" style:type="right"/>
          <style:tab-stop style:position="17cm" style:type="right"/>
        </style:tab-stops>
      </style:paragraph-properties>
    </style:style>
    <style:style style:name="MP3" style:family="paragraph" style:parent-style-name="Footer">
      <style:paragraph-properties fo:text-align="end" style:justify-single-word="false">
        <style:tab-stops>
          <style:tab-stop style:position="8.5cm" style:type="center"/>
          <style:tab-stop style:position="16.828cm" style:type="right"/>
          <style:tab-stop style:position="17cm" style:type="right"/>
        </style:tab-stops>
      </style:paragraph-properties>
      <style:text-properties fo:color="#cccccc"/>
    </style:style>
    <style:style style:name="MT1" style:family="text">
      <style:text-properties fo:color="#cccc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ame" text:outline-level="1"/></text:p>
      </style:header>
      <style:footer>
        <text:p text:style-name="MP2"><text:tab/><text:page-number text:select-page="current">3</text:page-number><text:tab/><text:span text:style-name="MT1">fakturama.sebulli.com</text:span></text:p>
      </style:footer>
    </style:master-page>
    <style:master-page style:name="First_20_Page" style:display-name="First Page" style:page-layout-name="Mpm2" style:next-style-name="Standard">
      <style:footer>
        <text:p text:style-name="MP3">fakturama.sebulli.com 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09T17:45:30</meta:creation-date>
    <meta:generator>OpenOffice.org/3.2$Linux OpenOffice.org_project/320m12$Build-9483</meta:generator>
    <meta:editing-duration>PT04H51M31S</meta:editing-duration>
    <meta:editing-cycles>50</meta:editing-cycles>
    <meta:initial-creator>gerd </meta:initial-creator>
    <dc:date>2011-05-19T18:39:23</dc:date>
    <dc:creator>Gerd Bartelt</dc:creator>
    <meta:document-statistic meta:table-count="0" meta:image-count="1" meta:object-count="0" meta:page-count="3" meta:paragraph-count="7" meta:word-count="16" meta:character-count="127"/>
  </office:meta>
</office:document-meta>
</file>

<file path=Basic/Standard/ResizeAllImages.xml><?xml version="1.0" encoding="utf-8"?>
<!DOCTYPE module  PUBLIC '-//OpenOffice.org//DTD OfficeDocument 1.0//EN'  'module.dtd'>
<script:module xmlns:script="http://openoffice.org/2000/script" script:name="ResizeAllImages" script:language="StarBasic">REM  *****  Sets all Images to there original size  *****

Sub Image_OriginalSize
	Dim size As New com.sun.star.awt.Size
	Dim Border as New com.sun.star.table.BorderLine
	Dim nok
	
	vImages = ThisComponent.getGraphicObjects()
	nNumImages = vImages.getCount()

	If (0)	then
		For i = 0 To nNumImages - 1
			image = vImages.getbyIndex( i )
			ShapeWidth = image.actualSize.Width
			ShapeHeight = image.actualSize.Height   
			image.width = ShapeWidth
			image.Height = ShapeHeight
		next i
	EndIf
	
rem Do
		nok = 0
		For i = 0 To nNumImages - 1
			image = vImages.getbyIndex( i )
			ShapeWidth = image.actualSize.Width
			ShapeHeight = image.actualSize.Height   
			iw = image.width 
			If iw  &lt; 100 then
				if (nok = 0) then
					nok = i
				endif
				image.width = ShapeWidth
				image.Height = ShapeHeight
				wait 10
			EndIf
		next i
rem Loop While nok = 1 
print nok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esizeAllImag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